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451e" officeooo:paragraph-rsid="0012451e"/>
    </style:style>
    <style:style style:name="P2" style:family="paragraph" style:parent-style-name="Standard">
      <style:text-properties officeooo:rsid="0012451e" officeooo:paragraph-rsid="0012451e"/>
    </style:style>
    <style:style style:name="P3" style:family="paragraph" style:parent-style-name="Standard">
      <style:text-properties fo:font-weight="bold" officeooo:rsid="0013ddc7" officeooo:paragraph-rsid="0013ddc7" style:font-weight-asian="bold" style:font-weight-complex="bold"/>
    </style:style>
    <style:style style:name="P4" style:family="paragraph" style:parent-style-name="Standard">
      <style:text-properties fo:font-weight="normal" officeooo:rsid="0013ddc7" officeooo:paragraph-rsid="0013ddc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5027 ALGNUM zadanie 1</text:p>
      <text:p text:style-name="P1">Paulina Bełkot</text:p>
      <text:p text:style-name="P1"/>
      <text:p text:style-name="P3">Sumowanie szeregów potęgowych</text:p>
      <text:p text:style-name="P3"/>
      <text:p text:style-name="P4">Każda w przedstawionych poniżej funkcji liczy przybliżoną wartość funkcji sin(x), gdzie V1 oraz V2 obliczają ją ze wzoru Taylora:</text:p>
      <text:p text:style-name="P4"/>
      <text:p text:style-name="P4">f(x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6:14:35.360469218</meta:creation-date>
    <dc:date>2023-03-19T21:21:03.062236069</dc:date>
    <meta:editing-duration>PT3H26M33S</meta:editing-duration>
    <meta:editing-cycles>2</meta:editing-cycles>
    <meta:generator>LibreOffice/7.5.0.3$Linux_X86_64 LibreOffice_project/50$Build-3</meta:generator>
    <meta:document-statistic meta:table-count="0" meta:image-count="0" meta:object-count="0" meta:page-count="1" meta:paragraph-count="5" meta:word-count="29" meta:character-count="199" meta:non-whitespace-character-count="175"/>
  </office:meta>
</office:document-meta>
</file>